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2000004083E940FEE.png" manifest:media-type="image/png"/>
  <manifest:file-entry manifest:full-path="Pictures/1000020100000AE90000072E53A97FA6.png" manifest:media-type="image/png"/>
  <manifest:file-entry manifest:full-path="Pictures/10000201000002000000027E6CFC42C3.png" manifest:media-type="image/png"/>
  <manifest:file-entry manifest:full-path="Pictures/100000000000058E000003E8DEF186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gosar-</text:p>
            <text:p>der Weg zum Glüc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/>
            <text:p/>
          </draw:text-box>
        </draw:frame>
        <draw:frame draw:style-name="gr2" draw:text-style-name="P1" draw:layer="layout" svg:width="26.603cm" svg:height="19.339cm" svg:x="0.529cm" svg:y="1.106cm">
          <draw:image xlink:href="Pictures/100000000000058E000003E8DEF186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9.434cm" svg:y="9.689cm" presentation:class="title" presentation:user-transformed="true">
          <draw:text-box>
            <text:p>Schichtenmodell</text:p>
          </draw:text-box>
        </draw:frame>
        <draw:frame draw:style-name="gr2" draw:text-style-name="P1" draw:layer="layout" svg:width="15.682cm" svg:height="19.543cm" svg:x="0cm" svg:y="0.537cm" presentation:class="graphic" presentation:user-transformed="true">
          <draw:image xlink:href="Pictures/10000201000002000000027E6CFC4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2" draw:text-style-name="P1" draw:layer="layout" svg:width="27.999cm" svg:height="18.425cm" svg:x="0.143cm" svg:y="4.497cm">
          <draw:image xlink:href="Pictures/1000020100000AE90000072E53A97FA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eta-Modell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ivitätsdiagramm SR 2 Ports</text:p>
          </draw:text-box>
        </draw:frame>
        <draw:frame draw:style-name="gr2" draw:text-style-name="P1" draw:layer="layout" svg:width="28.287cm" svg:height="17.81cm" svg:x="0.143cm" svg:y="3.19cm">
          <draw:image xlink:href="Pictures/10000201000007A2000004083E940F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Laufenböck</meta:initial-creator>
    <meta:creation-date>2015-07-07T12:37:02.835649068</meta:creation-date>
    <dc:date>2015-07-07T13:27:53.749394484</dc:date>
    <dc:creator>florian Laufenböck</dc:creator>
    <meta:editing-duration>PT46M28S</meta:editing-duration>
    <meta:editing-cycles>3</meta:editing-cycles>
    <meta:generator>LibreOffice/4.2.8.2$Linux_X86_64 LibreOffice_project/420m0$Build-2</meta:generator>
    <meta:document-statistic meta:object-count="41"/>
  </office:meta>
</office:document-meta>
</file>